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fo:color="#3c78d8"/>
    </style:style>
    <style:style style:name="P3" style:family="paragraph" style:parent-style-name="Standard">
      <style:paragraph-properties fo:break-before="auto" fo:break-after="auto"/>
      <style:text-properties fo:color="#3c78d8"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paragraph-properties fo:margin-left="1.27cm" fo:margin-right="0cm" fo:text-indent="-0.635cm" style:auto-text-indent="false"/>
    </style:style>
    <style:style style:name="P5" style:family="paragraph" style:parent-style-name="Standard" style:master-page-name="Standard">
      <style:paragraph-properties style:page-number="1" fo:break-before="auto" fo:break-after="auto"/>
      <style:text-properties fo:font-style="italic" style:font-style-asian="italic"/>
    </style:style>
    <style:style style:name="P6" style:family="paragraph" style:parent-style-name="Standard" style:list-style-name="WWNum1">
      <style:paragraph-properties fo:margin-left="1.27cm" fo:margin-right="0cm" fo:text-indent="-0.635cm" style:auto-text-indent="false" fo:break-before="auto" fo:break-after="auto"/>
    </style:style>
    <style:style style:name="P7" style:family="paragraph" style:parent-style-name="Standard" style:list-style-name="WWNum1">
      <style:paragraph-properties fo:margin-left="0cm" fo:margin-right="0cm" fo:text-indent="0cm" style:auto-text-indent="false"/>
    </style:style>
    <style:style style:name="P8" style:family="paragraph" style:parent-style-name="Standard" style:list-style-name="WWNum1">
      <style:paragraph-properties fo:margin-left="2.54cm" fo:margin-right="0cm" fo:text-indent="-0.635cm" style:auto-text-indent="false" fo:break-before="auto" fo:break-after="auto"/>
    </style:style>
    <style:style style:name="P9" style:family="paragraph">
      <style:paragraph-properties fo:text-align="center"/>
    </style:style>
    <style:style style:name="gr1" style:family="graphic">
      <style:graphic-properties loext:rel-width-rel="page"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aliza los siguientes ejercicios: </text:p>
      <text:p text:style-name="P1"/>
      <text:list xml:id="list3607659170639957116" text:style-name="WWNum1">
        <text:list-item>
          <text:p text:style-name="P6">Pon un ejemplo de Contenido en una web dedicada a la venta online. </text:p>
        </text:list-item>
      </text:list>
      <text:p text:style-name="P4"/>
      <text:p text:style-name="P4">Un ejemplo de una pagina dedicada a la venta online seria Amazon, el contenido de esta web son un compendio de imágenes con texto, organizadas por departamentos, precio o los distintos filtros que nos ofrece la pagina. </text:p>
      <text:p text:style-name="P4"/>
      <text:list xml:id="list33371436" text:continue-numbering="true" text:style-name="WWNum1">
        <text:list-item>
          <text:p text:style-name="P6">Pon un ejemplo de Visual en una web que sea una red social. </text:p>
        </text:list-item>
      </text:list>
      <text:p text:style-name="P4"/>
      <text:p text:style-name="P4">Un ejemplo de una red social seria instagram, el contenido visual podrían ser las publicaciones sugeridas que te aparecen en la pantalla o cuando los usuarios se registran en la pagina. </text:p>
      <text:p text:style-name="P4"/>
      <text:list xml:id="list33383191" text:continue-numbering="true" text:style-name="WWNum1">
        <text:list-item>
          <text:p text:style-name="P6">Pon un ejemplo de Tecnología en una web de intercambio de archivos.</text:p>
        </text:list-item>
      </text:list>
      <text:p text:style-name="P4"/>
      <text:p text:style-name="P4">Podria decirse que google drive es una “web” de intercambios de archivos, aunque mas bien se podria definir como una nuve. Tambien podria ser cualquier pagina que se utiliza para la transformacion del formato de archivos. La tecnologia seria css que es una de las mas extendidas.</text:p>
      <text:list xml:id="list33381729" text:continue-numbering="true" text:style-name="WWNum1">
        <text:list-header>
          <text:p text:style-name="P7"><text:s/></text:p>
        </text:list-header>
        <text:list-item>
          <text:p text:style-name="P6">Pon un ejemplo de Distribución en una web de un banco. </text:p>
        </text:list-item>
      </text:list>
      <text:p text:style-name="P4"/>
      <text:p text:style-name="P4">Por lo general cuenta con una parte de la red que es externa para que los usuarios puedan visitar la pagina del banco; luego por seguridad contaría con una red interna para los trabajadores de la entidad. </text:p>
      <text:p text:style-name="P4"/>
      <text:list xml:id="list33374547" text:continue-numbering="true" text:style-name="WWNum1">
        <text:list-item>
          <text:p text:style-name="P6">Pon un ejemplo de Propósito de una web cualquiera. </text:p>
        </text:list-item>
      </text:list>
      <text:p text:style-name="P4"/>
      <text:p text:style-name="P4">Una web enfocada a la venta de productos como puede ser amazon.</text:p>
      <text:p text:style-name="P4"/>
      <text:list xml:id="list33374270" text:continue-numbering="true" text:style-name="WWNum1">
        <text:list-item>
          <text:p text:style-name="P6">Elige una aplicación web que desees y especifica su: Contenido, Visual, Tecnología, Distribución y Propósito. </text:p>
        </text:list-item>
      </text:list>
      <text:p text:style-name="P4"/>
      <text:p text:style-name="P4">Un ejemplo seria pccomponentes, la cual cuenta con aplicación para móvil también. Su contenido son componentes de hadware y software para ordenadores de sobremesa y para portatiles, su contenido visual son los productos que venden con un texto descriptivo explicando el producto ofertado, la tecnologia seria css (me lo estoy inventando), la distribucion seria web, y el proposito es vender ordenadores y componentes para estos. </text:p>
      <text:p text:style-name="P4"/>
      <text:p text:style-name="P4"/>
      <text:p text:style-name="P4"/>
      <text:p text:style-name="P4"/>
      <text:p text:style-name="P4"/>
      <text:p text:style-name="P4"/>
      <text:p text:style-name="P4"/>
      <text:p text:style-name="P4"/>
      <text:list xml:id="list33364389" text:continue-numbering="true" text:style-name="WWNum1">
        <text:list-item>
          <text:p text:style-name="P6"><text:soft-page-break/>Clasifica las siguientes tecnologías dentro de la arquitectura cliente-servidor: </text:p>
          <text:list>
            <text:list-item>
              <text:p text:style-name="P8">a. Wi-Fi → Pertenece a la red (permite la conexión)</text:p>
            </text:list-item>
            <text:list-item>
              <text:p text:style-name="P8">b. Navegador web → <text:s/>Pertenece a la red/client-side</text:p>
            </text:list-item>
            <text:list-item>
              <text:p text:style-name="P8">c. Servicio → client-side</text:p>
            </text:list-item>
            <text:list-item>
              <text:p text:style-name="P8">d. TCP → <text:s text:c="2"/>server-side</text:p>
            </text:list-item>
          </text:list>
        </text:list-item>
        <text:list-item>
          <text:p text:style-name="P6">Busca 5 lenguajes de programación que se ejecuten en la parte del servidor de una arquitectura cliente-servidor. </text:p>
        </text:list-item>
      </text:list>
      <text:p text:style-name="P4"/>
      <text:p text:style-name="P4">Java, MySql, php, js, html, node.js </text:p>
      <text:p text:style-name="P4"/>
      <text:list xml:id="list33376169" text:continue-numbering="true" text:style-name="WWNum1">
        <text:list-item>
          <text:p text:style-name="P6">Busca 5 lenguajes de programación que se ejecuten en la parte del cliente de una arquitectura cliente-servidor.</text:p>
        </text:list-item>
      </text:list>
      <text:p text:style-name="P4"/>
      <text:p text:style-name="P4">Html, css, js, java, 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text-properties fo:color="#3c78d8" fo:font-size="14pt" style:text-underline-style="solid" style:text-underline-width="auto" style:text-underline-color="font-color" fo:font-weight="bold" style:font-size-asian="14pt" style:font-weight-asian="bold" style:font-size-complex="14pt"/>
    </style:style>
    <style:style style:name="MP2" style:family="paragraph" style:parent-style-name="Standard">
      <style:paragraph-properties fo:break-before="auto" fo:break-after="auto"/>
      <style:text-properties fo:color="#3c78d8"/>
    </style:style>
    <style:style style:name="MP3" style:family="paragraph" style:parent-style-name="Standard">
      <style:paragraph-properties fo:break-before="auto" fo:break-after="auto"/>
    </style:style>
    <style:style style:name="MP4" style:family="paragraph">
      <style:paragraph-properties fo:text-align="center"/>
    </style:style>
    <style:style style:name="Mgr1" style:family="graphic">
      <style:graphic-properties loext:rel-width-rel="page"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ma1. Introducción a la Web.</text:p>
      </style:header>
      <style:footer>
        <text:p text:style-name="MP2">Desarrollo Web en Entorno Cliente<text:tab/><text:tab/><text:tab/><text:tab/><text:tab/>Profesor: Juan J. Gallego</text:p>
        <text:p text:style-name="MP3"><draw:rect text:anchor-type="as-char" draw:z-index="1" draw:style-name="Mgr1" draw:text-style-name="MP4" svg:width="0.003cm" svg:height="0.054cm"><text:p/></draw:rec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date>2023-09-20T13:12:58.15</dc:date>
    <meta:editing-duration>PT12M11S</meta:editing-duration>
    <meta:editing-cycles>2</meta:editing-cycles>
    <meta:document-statistic meta:table-count="0" meta:image-count="0" meta:object-count="0" meta:page-count="2" meta:paragraph-count="26" meta:word-count="413" meta:character-count="2459"/>
  </office:meta>
</office:document-meta>
</file>